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667.6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704.3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581.13pt" svg:y="9053.0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9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7.43pt" draw:z-index="4" draw:style-name="gr3" draw:text-style-name="P3" svg:width="39.74pt" svg:height="15.05pt" svg:x="22.08pt" svg:y="14.8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4.62pt" draw:z-index="5" draw:style-name="gr3" draw:text-style-name="P3" svg:width="39.49pt" svg:height="15.05pt" svg:x="64.26pt" svg:y="11.99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31">00/00/0000</text:date>, <text:time style:data-style-name="N2" text:time-value="08:16:36.0975919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3-31T12:48:05.867242894</dc:date>
    <meta:editing-duration>P59DT22H20M2S</meta:editing-duration>
    <meta:editing-cycles>2660</meta:editing-cycles>
    <meta:generator>LibreOffice/6.0.7.3$Linux_X86_64 LibreOffice_project/00m0$Build-3</meta:generator>
    <meta:document-statistic meta:table-count="2" meta:cell-count="481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